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ccd7" officeooo:paragraph-rsid="001accd7"/>
    </style:style>
    <style:style style:name="P2" style:family="paragraph" style:parent-style-name="Title">
      <style:text-properties officeooo:paragraph-rsid="001accd7"/>
    </style:style>
    <style:style style:name="P3" style:family="paragraph" style:parent-style-name="Text_20_body" style:list-style-name="L1">
      <style:text-properties officeooo:rsid="001faf20" officeooo:paragraph-rsid="001faf20"/>
    </style:style>
    <style:style style:name="P4" style:family="paragraph" style:parent-style-name="Text_20_body">
      <style:text-properties officeooo:paragraph-rsid="001accd7"/>
    </style:style>
    <style:style style:name="P5" style:family="paragraph" style:parent-style-name="Text_20_body">
      <style:text-properties officeooo:rsid="001fbadc" officeooo:paragraph-rsid="001fba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cd7" style:font-weight-asian="bold" style:font-weight-complex="bold"/>
    </style:style>
    <style:style style:name="T3" style:family="text">
      <style:text-properties officeooo:rsid="001accd7"/>
    </style:style>
    <style:style style:name="T4" style:family="text">
      <style:text-properties style:font-name="Liberation Sans" fo:font-size="28pt" fo:font-weight="bold" officeooo:rsid="001e13a3" style:font-name-asian="Noto Sans CJK SC" style:font-size-asian="28pt" style:font-weight-asian="bold" style:font-name-complex="Lohit Devanagari" style:font-size-complex="28pt" style:font-weight-complex="bold"/>
    </style:style>
    <style:style style:name="T5" style:family="text">
      <style:text-properties officeooo:rsid="001faf20"/>
    </style:style>
    <style:style style:name="T6" style:family="text">
      <style:text-properties officeooo:rsid="001fbadc"/>
    </style:style>
    <style:style style:name="T7" style:family="text">
      <style:text-properties fo:font-weight="normal" officeooo:rsid="001fbad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areas sesiones </text:span><text:span text:style-name="T4">Pinia</text:span></text:p>
      <text:p text:style-name="P1"/>
      <text:p text:style-name="P1"><text:span text:style-name="T1">1º.-</text:span> Descarga el código de ejemplo de la clase y realiza los siguientes cambios:</text:p>
      <text:list xml:id="list2563711539" text:style-name="L1">
        <text:list-item>
          <text:p text:style-name="P3">Corta la línea 63 de index.js en router y cópiala después de importar el store. ¿Qué ocurre? </text:p>
        </text:list-item>
        <text:list-item>
          <text:p text:style-name="P3">Haz público el estado “permiso” y juega con él en las DevTools</text:p>
        </text:list-item>
        <text:list-item>
          <text:p text:style-name="P3">Realiza los cambios necesarios para que se muestre un mensaje si el usuario quiere activar los permisos y estos ya estaban en true o viceversa</text:p>
        </text:list-item>
        <text:list-item>
          <text:p text:style-name="P3">Crea un componente formulario que añada a un store nuevo datos (da un poco lo mismo los datos que sean ¿no?). Debe aparecer en ese mismo formulario la cantidad de registros que has introducido.</text:p>
        </text:list-item>
        <text:list-item>
          <text:p text:style-name="P3">Crea otro componente que liste los registros que has introducido</text:p>
        </text:list-item>
        <text:list-item>
          <text:p text:style-name="P3">En ese mismo listado de registros se deben poder eliminar y modificar los registros.</text:p>
        </text:list-item>
      </text:list>
      <text:p text:style-name="P4"><text:span text:style-name="T2">2º.-</text:span><text:span text:style-name="T3"> </text:span><text:span text:style-name="T5">Crea una aplicación en la que añadas datos a una base de datos</text:span><text:span text:style-name="T6">(json-serve en nuestro caso)</text:span><text:span text:style-name="T5"> y puedas leerlos (algo similar a los apartados 4 y 5 del ejercicio anterior). En la página principal debe haber una opción para que puedas guardar los nuevos registros y únicamente los nuevos.</text:span></text:p>
      <text:p text:style-name="P5">Debes trabajar con la API tal y como hemos indicado en clase.</text:p>
      <text:p text:style-name="P5">Al volver a cargar la aplicación se cargarán todos los registros de la base de datos en el store de la aplicación. Estos datos no deben volverse a cargar si añadimos nuevos registros</text:p>
      <text:p text:style-name="P5">Familiarízate con el XHR del navegador y observa cómo se van realizando las peticiones a través de la red.</text:p>
      <text:p text:style-name="P4"><text:span text:style-name="T2">3º.- </text:span><text:span text:style-name="T7">Crea una aplicación sencilla con dos componentes que compartan datos. Al modificar los datos en uno de ellos deben reflejarse en el otro</text:span></text:p>
      <text:p text:style-name="P5"><text:span text:style-name="T1">4º.</text:span>- Piensa e intenta implementar, formas para trabajar con los guards del router y los permisos obtenidos mediante el store de pinia para permitir el acceso a unas opciones sí y a otras n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4T20:25:20.431561086</meta:creation-date>
    <dc:date>2023-01-05T18:59:31.250631824</dc:date>
    <meta:editing-duration>PT12M2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07" meta:character-count="1719" meta:non-whitespace-character-count="1431"/>
  </office:meta>
</office:document-meta>
</file>